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-color="#b4c7d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none" fo:font-weight="normal" style:font-weight-asian="normal" style:font-weight-complex="normal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9689in" fo:min-width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" draw:fill-color="#b4c7dc" draw:textarea-horizontal-align="justify" draw:textarea-vertical-align="middle" draw:auto-grow-height="false" fo:min-height="0.198in" fo:min-width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0937in" fo:min-width="1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end="" draw:fill-color="#b4c7dc" draw:textarea-horizontal-align="justify" draw:textarea-vertical-align="middle" draw:auto-grow-height="false" fo:min-height="0.198in" fo:min-width="1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8854in" fo:min-width="1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8335in" fo:min-width="1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8437in" fo:min-width="1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marker-start="Arrowheads_20_1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2" draw:style-name="gr1" draw:text-style-name="P1" svg:width="1.3543in" svg:height="0.9689in" svg:x="1.5772in" svg:y="4.9425in"><text:p/><draw:enhanced-geometry svg:viewBox="0 0 21600 21600" draw:type="rectangle" draw:enhanced-path="M 0 0 L 21600 0 21600 21600 0 21600 0 0 Z N"/></draw:custom-shape><draw:frame text:anchor-type="paragraph" draw:z-index="2" draw:name="Shape3" draw:style-name="gr3" draw:text-style-name="P4" svg:width="1.3543in" svg:height="0.8961in" svg:x="1.5772in" svg:y="4.9425in"><draw:text-box><text:p text:style-name="P3"><text:span text:style-name="T1">Tutor</text:span></text:p><text:p text:style-name="P3"><text:span text:style-name="T2">Name</text:span></text:p><text:p text:style-name="P3"><text:span text:style-name="T2">Photo</text:span></text:p><text:p text:style-name="P3"><text:span text:style-name="T2">Resume</text:span></text:p></draw:text-box></draw:frame><draw:custom-shape text:anchor-type="paragraph" draw:z-index="3" draw:name="Shape4" draw:style-name="gr4" draw:text-style-name="P1" svg:width="1.2087in" svg:height="1.0941in" svg:x="3.6709in" svg:y="5.9528in"><text:p/><draw:enhanced-geometry svg:viewBox="0 0 21600 21600" draw:type="rectangle" draw:enhanced-path="M 0 0 L 21600 0 21600 21600 0 21600 0 0 Z N"/></draw:custom-shape><draw:frame text:anchor-type="paragraph" draw:z-index="5" draw:name="Shape1" draw:style-name="gr6" draw:text-style-name="P5" svg:width="1.2606in" svg:height="1.1512in" svg:x="3.6189in" svg:y="5.9528in"><draw:text-box><text:p text:style-name="P3"><text:span text:style-name="T3">Students</text:span></text:p><text:p text:style-name="P3"><text:span text:style-name="T4">Name</text:span></text:p><text:p text:style-name="P3"><text:span text:style-name="T4">Phone Number</text:span></text:p><text:p text:style-name="P3"><text:span text:style-name="T4">Classification</text:span></text:p><text:p text:style-name="P3"><text:span text:style-name="T4">Subject</text:span></text:p><text:p text:style-name="P3"><text:span text:style-name="T4"/></text:p></draw:text-box></draw:frame><draw:custom-shape text:anchor-type="paragraph" draw:z-index="6" draw:name="Shape4" draw:style-name="gr7" draw:text-style-name="P1" svg:width="1.2087in" svg:height="0.8858in" svg:x="5.7543in" svg:y="5.578in"><text:p/><draw:enhanced-geometry svg:viewBox="0 0 21600 21600" draw:type="rectangle" draw:enhanced-path="M 0 0 L 21600 0 21600 21600 0 21600 0 0 Z N"/></draw:custom-shape><draw:custom-shape text:anchor-type="paragraph" draw:z-index="7" draw:name="Shape4" draw:style-name="gr8" draw:text-style-name="P1" svg:width="1.2087in" svg:height="0.8335in" svg:x="0.7646in" svg:y="6.661in"><text:p/><draw:enhanced-geometry svg:viewBox="0 0 21600 21600" draw:type="rectangle" draw:enhanced-path="M 0 0 L 21600 0 21600 21600 0 21600 0 0 Z N"/></draw:custom-shape><draw:frame text:anchor-type="paragraph" draw:z-index="9" draw:name="Shape1" draw:style-name="gr9" draw:text-style-name="P4" svg:width="1.2606in" svg:height="0.9594in" svg:x="5.7543in" svg:y="5.578in"><draw:text-box><text:p text:style-name="P3"><text:span text:style-name="T1">Contact</text:span></text:p><text:p text:style-name="P3"><text:span text:style-name="T2">S_Name</text:span></text:p><text:p text:style-name="P3"><text:span text:style-name="T2">Phone Number</text:span></text:p><text:p text:style-name="P3"><text:span text:style-name="T2">Email</text:span></text:p><text:p text:style-name="P3"><text:span text:style-name="T2"/></text:p></draw:text-box></draw:frame><draw:frame text:anchor-type="paragraph" draw:z-index="14" draw:name="Shape1" draw:style-name="gr10" draw:text-style-name="P4" svg:width="1.2606in" svg:height="0.9594in" svg:x="5.2126in" svg:y="7.3272in"><draw:text-box><text:p text:style-name="P3"><text:span text:style-name="T1">Appointments</text:span></text:p><text:p text:style-name="P3"><text:span text:style-name="T2">S_Name</text:span></text:p><text:p text:style-name="P3"><text:span text:style-name="T2">Date</text:span></text:p><text:p text:style-name="P3"><text:span text:style-name="T2">Time</text:span></text:p><text:p text:style-name="P3"><text:span text:style-name="T2"/></text:p></draw:text-box></draw:frame><draw:frame text:anchor-type="paragraph" draw:z-index="11" draw:name="Shape1" draw:style-name="gr10" draw:text-style-name="P4" svg:width="1.2606in" svg:height="0.9594in" svg:x="0.7646in" svg:y="6.661in"><draw:text-box><text:p text:style-name="P3"><text:span text:style-name="T1">Payment</text:span></text:p><text:p text:style-name="P3"><text:span text:style-name="T2">S_Name</text:span></text:p><text:p text:style-name="P3"><text:span text:style-name="T2">Method</text:span></text:p><text:p text:style-name="P3"><text:span text:style-name="T2">Rate</text:span></text:p><text:p text:style-name="P3"><text:span text:style-name="T2"/></text:p></draw:text-box></draw:frame><draw:custom-shape text:anchor-type="paragraph" draw:z-index="12" draw:name="Shape4" draw:style-name="gr11" draw:text-style-name="P1" svg:width="1.2087in" svg:height="0.8441in" svg:x="5.2646in" svg:y="7.3272in"><text:p/><draw:enhanced-geometry svg:viewBox="0 0 21600 21600" draw:type="rectangle" draw:enhanced-path="M 0 0 L 21600 0 21600 21600 0 21600 0 0 Z N"/></draw:custom-shape><draw:polyline text:anchor-type="paragraph" draw:z-index="15" draw:name="Shape5" draw:style-name="gr12" draw:text-style-name="P6" svg:width="1.6976in" svg:height="0.7185in" draw:transform="rotate (-3.14159265358979) translate (3.67083333333334in 6.94236111111111in)" svg:viewBox="0 0 4313 1826" draw:points="0,1826 2440,1826 2497,49 4313,0 3802,197"><text:p/></draw:polyline><draw:polyline text:anchor-type="paragraph" draw:z-index="16" draw:name="Shape6" draw:style-name="gr12" draw:text-style-name="P6" svg:width="0.998in" svg:height="0.4102in" draw:transform="skewX (0.0153588974175501) rotate (3.12780455249904) translate (5.87761306375147in 6.46654533010328in)" svg:viewBox="0 0 2536 1043" draw:points="0,1043 1780,1043 1787,130 1852,9 2536,0"><text:p/></draw:polyline><draw:polyline text:anchor-type="paragraph" draw:z-index="17" draw:name="Shape6" draw:style-name="gr12" draw:text-style-name="P6" svg:width="0.998in" svg:height="0.4102in" draw:transform="skewX (0.0153588974175501) rotate (3.12780455249904) translate (5.87761306375147in 6.46654533010328in)" svg:viewBox="0 0 2536 1043" draw:points="0,1043 1780,1043 1787,130 1852,9 2536,0"><text:p/></draw:polyline><draw:polyline text:anchor-type="paragraph" draw:z-index="18" draw:name="Shape6" draw:style-name="gr12" draw:text-style-name="P6" svg:width="0.998in" svg:height="0.4102in" draw:transform="skewX (0.0153588974175501) rotate (3.12780455249904) translate (5.87761306375147in 6.46654533010328in)" svg:viewBox="0 0 2536 1043" draw:points="0,1043 1780,1043 1787,130 1852,9 2536,0"><text:p/></draw:polyline><draw:polyline text:anchor-type="paragraph" draw:z-index="19" draw:name="Shape6" draw:style-name="gr12" draw:text-style-name="P6" svg:width="0.9157in" svg:height="0.3476in" draw:transform="skewX (0.018151424220741) rotate (-0.0134390352403566) translate (4.89016594886907in 5.80504908404041in)" svg:viewBox="0 0 2327 884" draw:points="0,884 1633,883 1640,111 1699,8 2327,0"><text:p/></draw:polyline><draw:polyline text:anchor-type="paragraph" draw:z-index="20" draw:name="Shape6" draw:style-name="gr12" draw:text-style-name="P6" svg:width="0.3835in" svg:height="1.4106in" draw:transform="skewX (0.122347580564803) rotate (-3.0161034803714) translate (5.26458333333333in 7.56736111111111in)" svg:viewBox="0 0 975 3584" draw:points="975,3584 291,3581 288,448 263,33 0,0"><text:p/></draw:polyline><draw:custom-shape text:anchor-type="paragraph" draw:z-index="4" draw:name="Shape7" draw:style-name="gr5" draw:text-style-name="P2" svg:width="1.2087in" svg:height="0.198in" svg:x="3.6709in" svg:y="5.9634in"><text:p/><draw:enhanced-geometry svg:viewBox="0 0 21600 21600" draw:type="rectangle" draw:enhanced-path="M 0 0 L 21600 0 21600 21600 0 21600 0 0 Z N"/></draw:custom-shape><draw:custom-shape text:anchor-type="paragraph" draw:z-index="1" draw:name="Shape7" draw:style-name="gr2" draw:text-style-name="P2" svg:width="1.3543in" svg:height="0.198in" svg:x="1.5772in" svg:y="4.9425in"><text:p/><draw:enhanced-geometry svg:viewBox="0 0 21600 21600" draw:type="rectangle" draw:enhanced-path="M 0 0 L 21600 0 21600 21600 0 21600 0 0 Z N"/></draw:custom-shape><draw:custom-shape text:anchor-type="paragraph" draw:z-index="10" draw:name="Shape7" draw:style-name="gr5" draw:text-style-name="P2" svg:width="1.2087in" svg:height="0.198in" svg:x="0.7646in" svg:y="6.661in"><text:p/><draw:enhanced-geometry svg:viewBox="0 0 21600 21600" draw:type="rectangle" draw:enhanced-path="M 0 0 L 21600 0 21600 21600 0 21600 0 0 Z N"/></draw:custom-shape><draw:custom-shape text:anchor-type="paragraph" draw:z-index="13" draw:name="Shape7" draw:style-name="gr5" draw:text-style-name="P2" svg:width="1.2087in" svg:height="0.198in" svg:x="5.2646in" svg:y="7.3272in"><text:p/><draw:enhanced-geometry svg:viewBox="0 0 21600 21600" draw:type="rectangle" draw:enhanced-path="M 0 0 L 21600 0 21600 21600 0 21600 0 0 Z N"/></draw:custom-shape><draw:custom-shape text:anchor-type="paragraph" draw:z-index="8" draw:name="Shape7" draw:style-name="gr5" draw:text-style-name="P2" svg:width="1.2087in" svg:height="0.198in" svg:x="5.7543in" svg:y="5.578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29:40.009266263</meta:creation-date>
    <dc:date>2019-10-07T23:29:20.053282505</dc:date>
    <meta:editing-duration>PT35M14S</meta:editing-duration>
    <meta:editing-cycles>9</meta:editing-cycles>
    <meta:generator>LibreOffice/6.2.7.1$Linux_X86_64 LibreOffice_project/2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